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8248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e3e6" officeooo:paragraph-rsid="004ae3e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31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3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418bd3" officeooo:paragraph-rsid="00418bd3" style:font-weight-asian="bold" style:font-weight-complex="bold"/>
    </style:style>
    <style:style style:name="P41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4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4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39cab8" officeooo:paragraph-rsid="0039cab8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47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48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39cab8" officeooo:paragraph-rsid="0039cab8" style:font-weight-asian="bold" style:font-weight-complex="bold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Standard" style:master-page-name="Standard">
      <style:paragraph-properties style:page-number="auto"/>
    </style:style>
    <style:style style:name="P63" style:family="paragraph" style:parent-style-name="Standard1" style:master-page-name="Standard">
      <style:paragraph-properties style:page-number="auto"/>
    </style:style>
    <style:style style:name="P64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68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9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7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12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13" style:family="text">
      <style:text-properties fo:color="#666666" fo:font-size="10pt" fo:letter-spacing="-0.004cm" fo:font-weight="bold" officeooo:rsid="0044de5d" style:font-size-asian="10pt" style:font-weight-asian="bold" style:font-size-complex="10pt" style:font-weight-complex="bold"/>
    </style:style>
    <style:style style:name="T14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T15" style:family="text">
      <style:text-properties fo:color="#666666" fo:font-size="10pt" fo:letter-spacing="-0.004cm" fo:font-weight="bold" officeooo:rsid="0046773e" style:font-size-asian="10pt" style:font-weight-asian="bold" style:font-size-complex="10pt" style:font-weight-complex="bold"/>
    </style:style>
    <style:style style:name="T16" style:family="text">
      <style:text-properties fo:color="#666666" fo:font-size="10pt" fo:letter-spacing="-0.004cm" fo:font-weight="bold" officeooo:rsid="002b3e23" style:font-size-asian="10pt" style:font-weight-asian="bold" style:font-size-complex="10pt" style:font-weight-complex="bold"/>
    </style:style>
    <style:style style:name="T17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666666" fo:font-size="10pt" fo:letter-spacing="-0.004cm" fo:font-style="italic" fo:font-weight="normal" officeooo:rsid="003cb916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29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30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31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32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33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34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35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36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37" style:family="text">
      <style:text-properties fo:color="#666666" fo:font-size="10pt" fo:letter-spacing="-0.004cm" fo:font-style="italic" officeooo:rsid="002bdbbc" style:font-size-asian="10pt" style:font-style-asian="italic" style:font-size-complex="10pt" style:font-style-complex="italic"/>
    </style:style>
    <style:style style:name="T38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39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40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officeooo:rsid="001df5d6"/>
    </style:style>
    <style:style style:name="T46" style:family="text">
      <style:text-properties officeooo:rsid="00147216"/>
    </style:style>
    <style:style style:name="T47" style:family="text">
      <style:text-properties officeooo:rsid="001cfc91"/>
    </style:style>
    <style:style style:name="T48" style:family="text">
      <style:text-properties officeooo:rsid="0015f39b"/>
    </style:style>
    <style:style style:name="T49" style:family="text">
      <style:text-properties officeooo:rsid="0039cab8"/>
    </style:style>
    <style:style style:name="T50" style:family="text">
      <style:text-properties officeooo:rsid="003b9238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3c0e9c"/>
    </style:style>
    <style:style style:name="T53" style:family="text">
      <style:text-properties officeooo:rsid="003cb916"/>
    </style:style>
    <style:style style:name="T54" style:family="text">
      <style:text-properties officeooo:rsid="0046c4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TAG</text:p>
          </table:table-cell>
          <table:table-cell table:style-name="Table6.A1" office:value-type="string">
            <text:p text:style-name="P8">INHALT</text:p>
          </table:table-cell>
          <table:table-cell table:style-name="Table6.A1" office:value-type="string">
            <text:p text:style-name="P8">ARBEITSZEIT</text:p>
          </table:table-cell>
          <table:table-cell table:style-name="Table6.D1" office:value-type="string">
            <text:p text:style-name="P8">ORT</text:p>
          </table:table-cell>
        </table:table-row>
        <table:table-row table:style-name="Table6.2">
          <table:table-cell table:style-name="Table6.A2" office:value-type="string">
            <text:p text:style-name="P8"/>
            <text:p text:style-name="P1"><text:span text:style-name="T1">2016/0</text:span><text:span text:style-name="T12">7</text:span><text:span text:style-name="T1">/</text:span><text:span text:style-name="T15">11</text:span><text:span text:style-name="T1"> – MONTAG</text:span></text:p>
            <text:p text:style-name="P8"/>
          </table:table-cell>
          <table:table-cell table:style-name="Table6.A2" office:value-type="string">
            <text:p text:style-name="P43"/>
            <text:p text:style-name="P45">Sachen für das Azubigrillen abgeklärt angefordert.</text:p>
            <text:p text:style-name="P50"/>
          </table:table-cell>
          <table:table-cell table:style-name="Table6.A2" office:value-type="string">
            <text:p text:style-name="P12"><text:span text:style-name="T49">0700 </text:span>– <text:span text:style-name="T54">1500</text:span>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5">12</text:span><text:span text:style-name="T1"> – DIENSTAG</text:span></text:p>
          </table:table-cell>
          <table:table-cell table:style-name="Table6.B3" office:value-type="string">
            <text:p text:style-name="P18"/>
            <text:p text:style-name="P20">CISCO <text:span text:style-name="T51">chapter 3 weitergeführt.</text:span></text:p>
            <text:p text:style-name="P23">Weiterhin Sachen für das Azubigrillen organisiert.</text:p>
            <text:p text:style-name="P19"/>
          </table:table-cell>
          <table:table-cell table:style-name="Table6.A2" office:value-type="string">
            <text:p text:style-name="P12"><text:span text:style-name="T49">0700 </text:span>– <text:span text:style-name="T52">1540</text:span>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5">13</text:span><text:span text:style-name="T1"> – MITTWOCH</text:span></text:p>
          </table:table-cell>
          <table:table-cell table:style-name="Table6.B4" office:value-type="string">
            <text:p text:style-name="P22"/>
            <text:p text:style-name="P23">Inhalte bezüglich Linux/Windows LDAP Identifizierung nachgelesen (Samba/Winbind).</text:p>
            <text:p text:style-name="P22"/>
          </table:table-cell>
          <table:table-cell table:style-name="Table6.A2" office:value-type="string">
            <text:p text:style-name="P13"><text:span text:style-name="T49">0700 </text:span>– <text:span text:style-name="T52">1540</text:span>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12">7</text:span><text:span text:style-name="T1">/</text:span><text:span text:style-name="T15">14</text:span><text:span text:style-name="T1"> – DONNERSTAG</text:span></text:p>
          </table:table-cell>
          <table:table-cell table:style-name="Table6.B5" office:value-type="string">
            <text:p text:style-name="P18"/>
            <text:p text:style-name="P39"><text:span text:style-name="T26">U</text:span><text:span text:style-name="T18">RLAUB</text:span></text:p>
            <text:p text:style-name="P37"/>
          </table:table-cell>
          <table:table-cell table:style-name="Table6.A2" office:value-type="string">
            <text:p text:style-name="P17">/</text:p>
          </table:table-cell>
          <table:table-cell table:style-name="Table6.D2" office:value-type="string">
            <text:p text:style-name="P7">HZB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11">7</text:span><text:span text:style-name="T1">/</text:span><text:span text:style-name="T15">15</text:span><text:span text:style-name="T1"> – FREITAG</text:span></text:p>
          </table:table-cell>
          <table:table-cell table:style-name="Table6.B6" office:value-type="string">
            <text:p text:style-name="P24"/>
            <text:p text:style-name="P29">URLAUB</text:p>
            <text:p text:style-name="P24"/>
          </table:table-cell>
          <table:table-cell table:style-name="Table6.A2" office:value-type="string">
            <text:p text:style-name="P12"><text:span text:style-name="T49">0800 </text:span>– <text:span text:style-name="T53">1500</text:span></text:p>
          </table:table-cell>
          <table:table-cell table:style-name="Table6.D2" office:value-type="string">
            <text:p text:style-name="P7">HZ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40db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b3e23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7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7</text:span><text:span text:style-name="MT4">/</text:span><text:span text:style-name="MT5">11 </text:span><text:span text:style-name="MT2">– 2016/0</text:span><text:span text:style-name="MT6">7</text:span><text:span text:style-name="MT2">/</text:span><text:span text:style-name="MT5">15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7">2</text:span><text:span text:style-name="MT5">8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7:29.809988184</dc:date>
    <meta:editing-cycles>21</meta:editing-cycles>
    <dc:title>Header Schule</dc:title>
    <meta:editing-duration>PT50M4S</meta:editing-duration>
    <meta:generator>LibreOffice/5.1.4.2$Linux_X86_64 LibreOffice_project/10m0$Build-2</meta:generator>
    <meta:document-statistic meta:table-count="6" meta:image-count="0" meta:object-count="0" meta:page-count="1" meta:paragraph-count="33" meta:word-count="71" meta:character-count="598" meta:non-whitespace-character-count="550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